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7.107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6" style:family="table-cell" style:parent-style-name="Default" style:data-style-name="N3">
      <style:table-cell-properties fo:wrap-option="wrap" fo:border="0.74pt solid #000000"/>
      <style:text-properties fo:font-weight="bold" style:font-weight-asian="bold" style:font-weight-complex="bold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able-cell-properties fo:border-bottom="none" fo:border-left="0.74pt solid #000000" fo:border-right="0.74pt solid #000000" fo:border-top="none"/>
    </style:style>
    <style:style style:name="ce10" style:family="table-cell" style:parent-style-name="Default" style:data-style-name="N3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C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row table:style-name="ro1">
          <table:table-cell table:style-name="ce1" office:value-type="string" calcext:value-type="string">
            <text:p>Source : INSEE <text:s/>Flores 2017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Zone géographique : France entière (y compris DOM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hamp : postes non annexe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roisé par : Régions X Nomenclature juridique Coopératives</text:p>
          </table:table-cell>
          <table:table-cell table:number-columns-repeated="2"/>
        </table:table-row>
        <table:table-row table:style-name="ro2">
          <table:table-cell table:style-name="ce3"/>
          <table:table-cell table:number-columns-repeated="2"/>
        </table:table-row>
        <table:table-row table:style-name="ro1">
          <table:table-cell table:style-name="ce2" office:value-type="string" calcext:value-type="string">
            <text:p>s : secret statistique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12" office:value-type="string" calcext:value-type="string">
            <text:p>Région</text:p>
          </table:table-cell>
          <table:table-cell table:style-name="ce16" office:value-type="string" calcext:value-type="string">
            <text:p>Nomenclature juridique Coopératives</text:p>
          </table:table-cell>
          <table:table-cell table:style-name="ce16" office:value-type="string" calcext:value-type="string">
            <text:p>Nombre de postes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287727" calcext:value-type="float">
            <text:p>287 727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68869" calcext:value-type="float">
            <text:p>68 869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float" office:value="1381" calcext:value-type="float">
            <text:p>1 381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65590" calcext:value-type="float">
            <text:p>65 590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112465" calcext:value-type="float">
            <text:p>112 465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3181" calcext:value-type="float">
            <text:p>3 181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float" office:value="3402" calcext:value-type="float">
            <text:p>3 402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5188" calcext:value-type="float">
            <text:p>5 188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float" office:value="308" calcext:value-type="float">
            <text:p>308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Cooperative maritime</text:p>
          </table:table-cell>
          <table:table-cell table:style-name="ce9" office:value-type="float" office:value="543" calcext:value-type="float">
            <text:p>543</text:p>
          </table:table-cell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26800" calcext:value-type="float">
            <text:p>26 800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34718" calcext:value-type="float">
            <text:p>34 718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13668" calcext:value-type="float">
            <text:p>13 668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27993" calcext:value-type="float">
            <text:p>27 993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11517" calcext:value-type="float">
            <text:p>11 517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921" calcext:value-type="float">
            <text:p>921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30051" calcext:value-type="float">
            <text:p>30 051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840" calcext:value-type="float">
            <text:p>840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157" calcext:value-type="float">
            <text:p>157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13420" calcext:value-type="float">
            <text:p>13 420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32722" calcext:value-type="float">
            <text:p>32 722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2374" calcext:value-type="float">
            <text:p>2 374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947" calcext:value-type="float">
            <text:p>947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15913" calcext:value-type="float">
            <text:p>15 913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35747" calcext:value-type="float">
            <text:p>35 747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26957" calcext:value-type="float">
            <text:p>26 957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26269" calcext:value-type="float">
            <text:p>26 269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nsemble des cooperatives</text:p>
          </table:table-cell>
          <table:table-cell table:style-name="ce9" office:value-type="float" office:value="13513" calcext:value-type="float">
            <text:p>13 513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13166" calcext:value-type="float">
            <text:p>13 166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float" office:value="149" calcext:value-type="float">
            <text:p>149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6013" calcext:value-type="float">
            <text:p>6 013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11957" calcext:value-type="float">
            <text:p>11 957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287" calcext:value-type="float">
            <text:p>287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float" office:value="297" calcext:value-type="float">
            <text:p>297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98" calcext:value-type="float">
            <text:p>98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float" office:value="35" calcext:value-type="float">
            <text:p>35</text:p>
          </table:table-cell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2716" calcext:value-type="float">
            <text:p>2 716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4222" calcext:value-type="float">
            <text:p>4 222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3893" calcext:value-type="float">
            <text:p>3 893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4526" calcext:value-type="float">
            <text:p>4 526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87" calcext:value-type="float">
            <text:p>87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106" calcext:value-type="float">
            <text:p>106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float" office:value="27" calcext:value-type="float">
            <text:p>27</text:p>
          </table:table-cell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774" calcext:value-type="float">
            <text:p>774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10380" calcext:value-type="float">
            <text:p>10 380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8709" calcext:value-type="float">
            <text:p>8 709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5243" calcext:value-type="float">
            <text:p>5 243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514" calcext:value-type="float">
            <text:p>514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571" calcext:value-type="float">
            <text:p>571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Cooperative maritime</text:p>
          </table:table-cell>
          <table:table-cell table:style-name="ce9" office:value-type="float" office:value="200" calcext:value-type="float">
            <text:p>200</text:p>
          </table:table-cell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2248" calcext:value-type="float">
            <text:p>2 248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2308" calcext:value-type="float">
            <text:p>2 308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3545" calcext:value-type="float">
            <text:p>3 545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4307" calcext:value-type="float">
            <text:p>4 307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128" calcext:value-type="float">
            <text:p>128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312" calcext:value-type="float">
            <text:p>312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872" calcext:value-type="float">
            <text:p>872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228" calcext:value-type="float">
            <text:p>228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528" calcext:value-type="float">
            <text:p>528</text:p>
          </table:table-cell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92" calcext:value-type="float">
            <text:p>92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5735" calcext:value-type="float">
            <text:p>5 735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8055" calcext:value-type="float">
            <text:p>8 055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14009" calcext:value-type="float">
            <text:p>14 009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125" calcext:value-type="float">
            <text:p>125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24" calcext:value-type="float">
            <text:p>24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2001" calcext:value-type="float">
            <text:p>2 001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220" calcext:value-type="float">
            <text:p>220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70" calcext:value-type="float">
            <text:p>70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499" calcext:value-type="float">
            <text:p>499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18" calcext:value-type="float">
            <text:p>18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23" calcext:value-type="float">
            <text:p>23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48" calcext:value-type="float">
            <text:p>48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Cooperative maritime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1529" calcext:value-type="float">
            <text:p>1 529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5192" calcext:value-type="float">
            <text:p>5 192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4446" calcext:value-type="float">
            <text:p>4 446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60" calcext:value-type="float">
            <text:p>60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float" office:value="54" calcext:value-type="float">
            <text:p>54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79" calcext:value-type="float">
            <text:p>79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Cooperative maritime</text:p>
          </table:table-cell>
          <table:table-cell table:style-name="ce9" office:value-type="float" office:value="53" calcext:value-type="float">
            <text:p>53</text:p>
          </table:table-cell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1976" calcext:value-type="float">
            <text:p>1 976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9883" calcext:value-type="float">
            <text:p>9 883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578" calcext:value-type="float">
            <text:p>578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16581" calcext:value-type="float">
            <text:p>16 581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28" calcext:value-type="float">
            <text:p>28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float" office:value="654" calcext:value-type="float">
            <text:p>654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71" calcext:value-type="float">
            <text:p>71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4631" calcext:value-type="float">
            <text:p>4 631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1049" calcext:value-type="float">
            <text:p>1 049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470" calcext:value-type="float">
            <text:p>470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793" calcext:value-type="float">
            <text:p>793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44" calcext:value-type="float">
            <text:p>44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247" calcext:value-type="float">
            <text:p>247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58" calcext:value-type="float">
            <text:p>58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629" calcext:value-type="float">
            <text:p>629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1578" calcext:value-type="float">
            <text:p>1 578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4365" calcext:value-type="float">
            <text:p>4 365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7169" calcext:value-type="float">
            <text:p>7 169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178" calcext:value-type="float">
            <text:p>178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417" calcext:value-type="float">
            <text:p>417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Cooperative maritime</text:p>
          </table:table-cell>
          <table:table-cell table:style-name="ce9" office:value-type="float" office:value="115" calcext:value-type="float">
            <text:p>115</text:p>
          </table:table-cell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2061" calcext:value-type="float">
            <text:p>2 061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8622" calcext:value-type="float">
            <text:p>8 622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8698" calcext:value-type="float">
            <text:p>8 698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10594" calcext:value-type="float">
            <text:p>10 594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352" calcext:value-type="float">
            <text:p>352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float" office:value="579" calcext:value-type="float">
            <text:p>579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3037" calcext:value-type="float">
            <text:p>3 037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Cooperative maritime</text:p>
          </table:table-cell>
          <table:table-cell table:style-name="ce9" office:value-type="float" office:value="64" calcext:value-type="float">
            <text:p>64</text:p>
          </table:table-cell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3169" calcext:value-type="float">
            <text:p>3 169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2953" calcext:value-type="float">
            <text:p>2 953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float" office:value="90" calcext:value-type="float">
            <text:p>90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7771" calcext:value-type="float">
            <text:p>7 771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14032" calcext:value-type="float">
            <text:p>14 032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145" calcext:value-type="float">
            <text:p>145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float" office:value="85" calcext:value-type="float">
            <text:p>85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140" calcext:value-type="float">
            <text:p>140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float" office:value="32" calcext:value-type="float">
            <text:p>32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Cooperative maritime</text:p>
          </table:table-cell>
          <table:table-cell table:style-name="ce9" office:value-type="float" office:value="9" calcext:value-type="float">
            <text:p>9</text:p>
          </table:table-cell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1700" calcext:value-type="float">
            <text:p>1 700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5884" calcext:value-type="float">
            <text:p>5 884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5592" calcext:value-type="float">
            <text:p>5 592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8831" calcext:value-type="float">
            <text:p>8 831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1174" calcext:value-type="float">
            <text:p>1 174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float" office:value="1271" calcext:value-type="float">
            <text:p>1 271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258" calcext:value-type="float">
            <text:p>258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Cooperative maritime</text:p>
          </table:table-cell>
          <table:table-cell table:style-name="ce9" office:value-type="float" office:value="96" calcext:value-type="float">
            <text:p>96</text:p>
          </table:table-cell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SCOP</text:p>
          </table:table-cell>
          <table:table-cell table:style-name="ce9" office:value-type="float" office:value="3065" calcext:value-type="float">
            <text:p>3 065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Autre cooperative</text:p>
          </table:table-cell>
          <table:table-cell table:style-name="ce9" office:value-type="float" office:value="959" calcext:value-type="float">
            <text:p>959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operative HLM</text:p>
          </table:table-cell>
          <table:table-cell table:style-name="ce9" office:value-type="float" office:value="19" calcext:value-type="float">
            <text:p>19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operative agricole</text:p>
          </table:table-cell>
          <table:table-cell table:style-name="ce9" office:value-type="float" office:value="2330" calcext:value-type="float">
            <text:p>2 330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operative bancaire</text:p>
          </table:table-cell>
          <table:table-cell table:style-name="ce9" office:value-type="float" office:value="8273" calcext:value-type="float">
            <text:p>8 273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operative d artisans</text:p>
          </table:table-cell>
          <table:table-cell table:style-name="ce9" office:value-type="float" office:value="77" calcext:value-type="float">
            <text:p>77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operative de commerçants detaillants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operative de consommateurs</text:p>
          </table:table-cell>
          <table:table-cell table:style-name="ce9" office:value-type="float" office:value="75" calcext:value-type="float">
            <text:p>75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operative de transport</text:p>
          </table:table-cell>
          <table:table-cell table:style-name="ce9" office:value-type="float" office:value="40" calcext:value-type="float">
            <text:p>40</text:p>
          </table:table-cell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Cooperative maritime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SCOP</text:p>
          </table:table-cell>
          <table:table-cell table:style-name="ce10" office:value-type="float" office:value="1433" calcext:value-type="float">
            <text:p>1 433</text:p>
          </table:table-cell>
        </table:table-row>
        <table:table-row table:style-name="ro2" table:number-rows-repeated="104839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14:58:57.5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3-18T15:03:28.302000000</dc:date>
    <dc:creator>Régis Arthaut</dc:creator>
    <meta:editing-duration>PT11M37S</meta:editing-duration>
    <meta:editing-cycles>4</meta:editing-cycles>
    <meta:generator>LibreOffice/6.4.6.2$Windows_X86_64 LibreOffice_project/0ce51a4fd21bff07a5c061082cc82c5ed232f115</meta:generator>
    <meta:document-statistic meta:table-count="1" meta:cell-count="524" meta:object-count="0"/>
  </office:meta>
</office:document-meta>
</file>